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0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190.91pt"/>
    </style:style>
    <style:style style:name="co11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154.35pt"/>
    </style:style>
    <style:style style:name="co7" style:family="table-column">
      <style:table-column-properties fo:break-before="auto" style:column-width="89.01pt"/>
    </style:style>
    <style:style style:name="co8" style:family="table-column">
      <style:table-column-properties fo:break-before="auto" style:column-width="68.94pt"/>
    </style:style>
    <style:style style:name="co9" style:family="table-column">
      <style:table-column-properties fo:break-before="auto" style:column-width="63.5pt"/>
    </style:style>
    <style:style style:name="co10" style:family="table-column">
      <style:table-column-properties fo:break-before="auto" style:column-width="93.4pt"/>
    </style:style>
    <style:style style:name="co12" style:family="table-column">
      <style:table-column-properties fo:break-before="auto" style:column-width="148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64pt" fo:break-before="auto" style:use-optimal-row-height="true"/>
    </style:style>
    <style:style style:name="ro3" style:family="table-row">
      <style:table-row-properties style:row-height="20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 style:text-position="" fo:font-weight="bold" style:font-weight-asian="bold" style:font-weight-complex="bold"/>
    </style:style>
    <style:style style:name="ce3" style:family="table-cell" style:parent-style-name="Default">
      <style:text-properties style:use-window-font-color="true" style:text-position=""/>
    </style:style>
    <style:style style:name="ce4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ffff00"/>
      <style:text-properties style:text-position=""/>
    </style:style>
    <style:style style:name="ce10" style:family="table-cell" style:parent-style-name="Default">
      <style:table-cell-properties fo:border="0.06pt solid #000000" fo:padding="3pt"/>
      <style:text-properties style:text-position=""/>
    </style:style>
    <style:style style:name="ce11" style:family="table-cell" style:parent-style-name="Default">
      <style:table-cell-properties fo:background-color="transparent" fo:border="none" fo:padding="3pt"/>
      <style:text-properties style:text-position=""/>
    </style:style>
    <style:style style:name="ce12" style:family="table-cell" style:parent-style-name="Default">
      <style:table-cell-properties fo:border="0.06pt solid #000000" fo:padding="3pt"/>
      <style:text-properties style:text-position="" fo:font-weight="normal" style:font-weight-asian="normal" style:font-weight-complex="normal"/>
    </style:style>
    <style:style style:name="ce13" style:family="table-cell" style:parent-style-name="Default">
      <style:table-cell-properties fo:border="0.06pt solid #000000" fo:padding="3pt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none" fo:padding="4.99pt"/>
      <style:text-properties style:text-position=""/>
    </style:style>
    <style:style style:name="ce6" style:family="table-cell" style:parent-style-name="Default">
      <style:table-cell-properties fo:border="none" fo:padding="3pt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="none" fo:padding="3pt"/>
      <style:text-properties style:use-window-font-color="true" style:text-position="" fo:font-weight="bold" style:font-weight-asian="bold" style:font-weight-complex="bold"/>
    </style:style>
    <style:style style:name="ce8" style:family="table-cell" style:parent-style-name="Default">
      <style:table-cell-properties fo:padding="4.99pt"/>
      <style:text-properties style:text-position=""/>
    </style:style>
    <style:style style:name="ce9" style:family="table-cell" style:parent-style-name="Default">
      <style:table-cell-properties fo:border="none" fo:padding="3pt"/>
      <style:text-properties style:text-position=""/>
    </style:style>
    <style:style style:name="ce19" style:family="table-cell" style:parent-style-name="Default">
      <style:table-cell-properties fo:background-color="transparent" fo:border="0.06pt solid #000000" fo:padding="3pt"/>
      <style:text-properties style:text-position=""/>
    </style:style>
    <style:style style:name="ce28" style:family="table-cell" style:parent-style-name="Default">
      <style:table-cell-properties fo:background-color="transparent" fo:border="0.06pt solid #000000" fo:padding="3pt"/>
      <style:text-properties style:text-position="" fo:font-weight="normal" style:font-weight-asian="normal" style:font-weight-complex="normal"/>
    </style:style>
    <style:style style:name="ce29" style:family="table-cell" style:parent-style-name="Default">
      <style:table-cell-properties fo:border="0.06pt solid #000000" fo:padding="3pt"/>
      <style:text-properties style:use-window-font-color="true" style:text-position="" fo:font-weight="bold" style:font-weight-asian="bold" style:font-weight-complex="bold"/>
    </style:style>
    <style:style style:name="ce22" style:family="table-cell" style:parent-style-name="Default">
      <style:table-cell-properties fo:border="none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ext-properties style:use-window-font-color="true"/>
    </style:style>
    <style:style style:name="ce2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order="none" fo:padding="3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none" fo:padding="3pt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fo:padding="4.99pt"/>
    </style:style>
    <style:style style:name="ce32" style:family="table-cell" style:parent-style-name="Default">
      <style:table-cell-properties fo:border="none" fo:padding="3pt"/>
    </style:style>
    <style:style style:name="ce33" style:family="table-cell" style:parent-style-name="Default">
      <style:table-cell-properties fo:border="0.06pt solid #000000" fo:padding="3pt"/>
    </style:style>
    <style:style style:name="ce34" style:family="table-cell" style:parent-style-name="Default">
      <style:table-cell-properties fo:background-color="transparent" fo:border="none" fo:padding="3pt"/>
    </style:style>
    <style:style style:name="ce35" style:family="table-cell" style:parent-style-name="Default">
      <style:table-cell-properties fo:border="0.06pt solid #000000" fo:padding="3pt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="0.06pt solid #000000" fo:padding="3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transparent" fo:border="none" fo:padding="4.99pt"/>
    </style:style>
    <style:style style:name="ce38" style:family="table-cell" style:parent-style-name="Default">
      <style:table-cell-properties fo:border-bottom="none" fo:border-left="0.06pt solid #000000" fo:padding="4.99pt" fo:border-right="0.06pt solid #000000" fo:border-top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order-left="0.06pt solid #000000" fo:padding="4.99pt" fo:border-right="0.06pt solid #000000" fo:border-top="none"/>
      <style:text-properties style:use-window-font-color="true"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order-left="0.06pt solid #000000" fo:padding="4.99pt" fo:border-right="0.06pt solid #000000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66ff66" fo:border="0.06pt solid #000000" fo:padding="3pt"/>
    </style:style>
    <style:style style:name="ce42" style:family="table-cell" style:parent-style-name="Default">
      <style:table-cell-properties fo:background-color="transparent" fo:border="0.06pt solid #000000" fo:padding="3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transparent" fo:border="0.06pt solid #000000" fo:padding="3pt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ff66" fo:border="0.06pt solid #000000" fo:padding="3pt"/>
      <style:text-properties fo:color="#000000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fo:padding="3pt" style:vertical-align="middle"/>
      <style:paragraph-properties fo:text-align="end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none" fo:padding="4.99pt"/>
      <style:text-properties style:use-window-font-color="true" fo:font-weight="bold" style:font-weight-asian="bold" style:font-weight-complex="bold"/>
    </style:style>
    <style:style style:name="ce48" style:family="table-cell" style:parent-style-name="Default">
      <style:table-cell-properties fo:border="none" fo:padding="4.99pt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 fo:border="none" fo:padding="3pt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none" fo:padding="3pt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transparent" fo:border="0.06pt solid #000000" fo:padding="3pt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order="0.06pt solid #000000" fo:padding="3pt"/>
      <style:text-properties style:use-window-font-color="true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kl_TCKst" table:style-name="ta1">
        <table:table-column table:style-name="co1" table:default-cell-style-name="ce3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params/dataset</text:p>
          </table:table-cell>
          <table:table-cell table:style-name="ce4" office:value-type="string" calcext:value-type="string">
            <text:p>CAS</text:p>
          </table:table-cell>
          <table:table-cell table:style-name="ce4" office:value-type="string" calcext:value-type="string">
            <text:p>NCI1</text:p>
          </table:table-cell>
          <table:table-cell table:style-name="ce4" office:value-type="string" calcext:value-type="string">
            <text:p>AIDS</text:p>
          </table:table-cell>
          <table:table-cell table:style-name="ce4" office:value-type="string" calcext:value-type="string">
            <text:p>CPDB</text:p>
          </table:table-cell>
          <table:table-cell table:style-name="ce4" office:value-type="string" calcext:value-type="string">
            <text:p>GDD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/>
          <table:table-cell table:formula="of:=95288.7/3" office:value-type="float" office:value="31762.9" calcext:value-type="float">
            <text:p>31762.9</text:p>
          </table:table-cell>
          <table:table-cell office:value-type="float" office:value="15108.3" calcext:value-type="float">
            <text:p>15108.3</text:p>
          </table:table-cell>
          <table:table-cell office:value-type="float" office:value="2569.19" calcext:value-type="float">
            <text:p>2569.19</text:p>
          </table:table-cell>
          <table:table-cell office:value-type="float" office:value="4701.15" calcext:value-type="float">
            <text:p>4701.15</text:p>
          </table:table-cell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/>
          <table:table-cell table:style-name="ce5" office:value-type="float" office:value="15367" calcext:value-type="float">
            <text:p>15367</text:p>
          </table:table-cell>
          <table:table-cell office:value-type="float" office:value="14878.3" calcext:value-type="float">
            <text:p>14878.3</text:p>
          </table:table-cell>
          <table:table-cell office:value-type="float" office:value="2485.94" calcext:value-type="float">
            <text:p>2485.94</text:p>
          </table:table-cell>
          <table:table-cell office:value-type="float" office:value="4583.42" calcext:value-type="float">
            <text:p>4583.42</text:p>
          </table:table-cell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/>
          <table:table-cell table:formula="of:=186764/3" office:value-type="float" office:value="62254.6666666667" calcext:value-type="float">
            <text:p>62254.6666666667</text:p>
          </table:table-cell>
          <table:table-cell office:value-type="float" office:value="15201.3" calcext:value-type="float">
            <text:p>15201.3</text:p>
          </table:table-cell>
          <table:table-cell office:value-type="float" office:value="2436.89" calcext:value-type="float">
            <text:p>2436.89</text:p>
          </table:table-cell>
          <table:table-cell office:value-type="float" office:value="5080.35" calcext:value-type="float">
            <text:p>5080.35</text:p>
          </table:table-cell>
        </table:table-row>
        <table:table-row table:style-name="ro1">
          <table:table-cell table:style-name="ce2" office:value-type="float" office:value="0.3" calcext:value-type="float">
            <text:p>0.3</text:p>
          </table:table-cell>
          <table:table-cell/>
          <table:table-cell table:style-name="ce5" office:value-type="float" office:value="14889" calcext:value-type="float">
            <text:p>14889</text:p>
          </table:table-cell>
          <table:table-cell office:value-type="float" office:value="14667.8" calcext:value-type="float">
            <text:p>14667.8</text:p>
          </table:table-cell>
          <table:table-cell office:value-type="float" office:value="2590.23" calcext:value-type="float">
            <text:p>2590.23</text:p>
          </table:table-cell>
          <table:table-cell office:value-type="float" office:value="4703.07" calcext:value-type="float">
            <text:p>4703.07</text:p>
          </table:table-cell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/>
          <table:table-cell table:formula="of:=50911/3" office:value-type="float" office:value="16970.3333333333" calcext:value-type="float">
            <text:p>16970.3333333333</text:p>
          </table:table-cell>
          <table:table-cell office:value-type="float" office:value="14610.6" calcext:value-type="float">
            <text:p>14610.6</text:p>
          </table:table-cell>
          <table:table-cell office:value-type="float" office:value="2552.2" calcext:value-type="float">
            <text:p>2552.2</text:p>
          </table:table-cell>
          <table:table-cell office:value-type="float" office:value="4769.05" calcext:value-type="float">
            <text:p>4769.05</text:p>
          </table:table-cell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/>
          <table:table-cell table:style-name="ce5" office:value-type="float" office:value="16008.1" calcext:value-type="float">
            <text:p>16008.1</text:p>
          </table:table-cell>
          <table:table-cell office:value-type="float" office:value="14262.6" calcext:value-type="float">
            <text:p>14262.6</text:p>
          </table:table-cell>
          <table:table-cell office:value-type="float" office:value="2650.39" calcext:value-type="float">
            <text:p>2650.39</text:p>
          </table:table-cell>
          <table:table-cell office:value-type="float" office:value="4671.05" calcext:value-type="float">
            <text:p>4671.05</text:p>
          </table:table-cell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/>
          <table:table-cell table:formula="of:=42366.6/3" office:value-type="float" office:value="14122.2" calcext:value-type="float">
            <text:p>14122.2</text:p>
          </table:table-cell>
          <table:table-cell office:value-type="float" office:value="14316.1" calcext:value-type="float">
            <text:p>14316.1</text:p>
          </table:table-cell>
          <table:table-cell office:value-type="float" office:value="2536.34" calcext:value-type="float">
            <text:p>2536.34</text:p>
          </table:table-cell>
          <table:table-cell office:value-type="float" office:value="4759.41" calcext:value-type="float">
            <text:p>4759.41</text:p>
          </table:table-cell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/>
          <table:table-cell table:style-name="ce5" office:value-type="float" office:value="13815.2" calcext:value-type="float">
            <text:p>13815.2</text:p>
          </table:table-cell>
          <table:table-cell office:value-type="float" office:value="13997.9" calcext:value-type="float">
            <text:p>13997.9</text:p>
          </table:table-cell>
          <table:table-cell office:value-type="float" office:value="2416.11" calcext:value-type="float">
            <text:p>2416.11</text:p>
          </table:table-cell>
          <table:table-cell office:value-type="float" office:value="4688.8" calcext:value-type="float">
            <text:p>4688.8</text:p>
          </table:table-cell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/>
          <table:table-cell table:style-name="ce5" office:value-type="float" office:value="12511.8" calcext:value-type="float">
            <text:p>12511.8</text:p>
          </table:table-cell>
          <table:table-cell office:value-type="float" office:value="13529.8" calcext:value-type="float">
            <text:p>13529.8</text:p>
          </table:table-cell>
          <table:table-cell office:value-type="float" office:value="2168.44" calcext:value-type="float">
            <text:p>2168.44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table:style-name="ce2" office:value-type="float" office:value="0.9" calcext:value-type="float">
            <text:p>0.9</text:p>
          </table:table-cell>
          <table:table-cell/>
          <table:table-cell table:formula="of:=166840/3" office:value-type="float" office:value="55613.3333333333" calcext:value-type="float">
            <text:p>55613.3333333333</text:p>
          </table:table-cell>
          <table:table-cell office:value-type="float" office:value="13253.2" calcext:value-type="float">
            <text:p>13253.2</text:p>
          </table:table-cell>
          <table:table-cell office:value-type="float" office:value="2354.54" calcext:value-type="float">
            <text:p>2354.54</text:p>
          </table:table-cell>
          <table:table-cell office:value-type="float" office:value="4749.7" calcext:value-type="float">
            <text:p>4749.7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/>
          <table:table-cell table:formula="of:=28157.5/3" office:value-type="float" office:value="9385.83333333333" calcext:value-type="float">
            <text:p>9385.8333333333</text:p>
          </table:table-cell>
          <table:table-cell office:value-type="float" office:value="12597.8" calcext:value-type="float">
            <text:p>12597.8</text:p>
          </table:table-cell>
          <table:table-cell office:value-type="float" office:value="2015.55" calcext:value-type="float">
            <text:p>2015.55</text:p>
          </table:table-cell>
          <table:table-cell office:value-type="float" office:value="3713.89" calcext:value-type="float">
            <text:p>3713.89</text:p>
          </table:table-cell>
        </table:table-row>
        <table:table-row table:style-name="ro1" table:number-rows-repeated="2">
          <table:table-cell table:style-name="ce1"/>
          <table:table-cell table:number-columns-repeated="5"/>
        </table:table-row>
        <table:table-row table:style-name="ro1" table:number-rows-repeated="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CKst+ODDst" table:style-name="ta1">
        <table:table-column table:style-name="co3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params/dataset</text:p>
          </table:table-cell>
          <table:table-cell table:style-name="ce4" office:value-type="string" calcext:value-type="string">
            <text:p>CAS</text:p>
          </table:table-cell>
          <table:table-cell table:style-name="ce4" office:value-type="string" calcext:value-type="string">
            <text:p>NCI1</text:p>
          </table:table-cell>
          <table:table-cell table:style-name="ce4" office:value-type="string" calcext:value-type="string">
            <text:p>AIDS</text:p>
          </table:table-cell>
          <table:table-cell table:style-name="ce4" office:value-type="string" calcext:value-type="string">
            <text:p>CPDB</text:p>
          </table:table-cell>
          <table:table-cell table:style-name="ce4" office:value-type="string" calcext:value-type="string">
            <text:p>GDD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5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5"/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1.8" calcext:value-type="float">
            <text:p>1.8</text:p>
          </table:table-cell>
          <table:table-cell table:number-columns-repeated="5"/>
        </table:table-row>
      </table:table>
      <table:table table:name="Sheet3" table:style-name="ta1">
        <table:table-column table:style-name="co4" table:default-cell-style-name="ce6"/>
        <table:table-column table:style-name="co2" table:number-columns-repeated="2" table:default-cell-style-name="ce9"/>
        <table:table-column table:style-name="co2" table:number-columns-repeated="2" table:default-cell-style-name="ce10"/>
        <table:table-column table:style-name="co2" table:default-cell-style-name="ce9"/>
        <table:table-row table:style-name="ro2">
          <table:table-cell office:value-type="string" calcext:value-type="string">
            <text:p>metodo</text:p>
          </table:table-cell>
          <table:table-cell table:style-name="ce6" office:value-type="string" calcext:value-type="string">
            <text:p>CAS</text:p>
          </table:table-cell>
          <table:table-cell table:style-name="ce6" office:value-type="string" calcext:value-type="string">
            <text:p>NCI1</text:p>
          </table:table-cell>
          <table:table-cell table:style-name="ce13" office:value-type="string" calcext:value-type="string">
            <text:p>AIDS</text:p>
          </table:table-cell>
          <table:table-cell table:style-name="ce13" office:value-type="string" calcext:value-type="string">
            <text:p>CPDB</text:p>
          </table:table-cell>
          <table:table-cell table:style-name="ce6" office:value-type="string" calcext:value-type="string">
            <text:p>GDD</text:p>
          </table:table-cell>
        </table:table-row>
        <table:table-row table:style-name="ro2">
          <table:table-cell office:value-type="string" calcext:value-type="string">
            <text:p>ODD_ST, TCK_ST con MKL*</text:p>
          </table:table-cell>
          <table:table-cell table:number-columns-repeated="2"/>
          <table:table-cell table:style-name="ce12" office:value-type="float" office:value="263638.431667" calcext:value-type="float">
            <text:p>263638.431667</text:p>
          </table:table-cell>
          <table:table-cell table:style-name="ce12" office:value-type="float" office:value="35883.680635" calcext:value-type="float">
            <text:p>35883.680635</text:p>
          </table:table-cell>
          <table:table-cell office:value-type="float" office:value="93942.013262" calcext:value-type="float">
            <text:p>93942.013262</text:p>
          </table:table-cell>
        </table:table-row>
        <table:table-row table:style-name="ro2">
          <table:table-cell table:style-name="ce7" office:value-type="string" calcext:value-type="string">
            <text:p>ODD_ST con MKL*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K_ST con MKL*</text:p>
          </table:table-cell>
          <table:table-cell table:number-columns-repeated="2"/>
          <table:table-cell office:value-type="float" office:value="274379.05" calcext:value-type="float">
            <text:p>274379.05</text:p>
          </table:table-cell>
          <table:table-cell office:value-type="float" office:value="23623.667691" calcext:value-type="float">
            <text:p>23623.667691</text:p>
          </table:table-cell>
          <table:table-cell office:value-type="float" office:value="92813.204706" calcext:value-type="float">
            <text:p>92813.204706</text:p>
          </table:table-cell>
        </table:table-row>
        <table:table-row table:style-name="ro2">
          <table:table-cell office:value-type="string" calcext:value-type="string">
            <text:p>TCK_ST (+ODD_ST) con SVM</text:p>
          </table:table-cell>
          <table:table-cell table:style-name="ce10" office:value-type="float" office:value="1246957.644" calcext:value-type="float">
            <text:p>1246957.644</text:p>
          </table:table-cell>
          <table:table-cell table:style-name="ce10" office:value-type="float" office:value="4670194.7935" calcext:value-type="float">
            <text:p>4670194.7935</text:p>
          </table:table-cell>
          <table:table-cell office:value-type="float" office:value="122196.961" calcext:value-type="float">
            <text:p>122196.961</text:p>
          </table:table-cell>
          <table:table-cell office:value-type="float" office:value="32725.453" calcext:value-type="float">
            <text:p>32725.453</text:p>
          </table:table-cell>
          <table:table-cell table:style-name="ce10" office:value-type="float" office:value="16087.593" calcext:value-type="float">
            <text:p>16087.593</text:p>
          </table:table-cell>
        </table:table-row>
        <table:table-row table:style-name="ro2">
          <table:table-cell office:value-type="string" calcext:value-type="string">
            <text:p>TCK_ST con SVM</text:p>
          </table:table-cell>
          <table:table-cell table:style-name="ce10" office:value-type="float" office:value="1725032.799" calcext:value-type="float">
            <text:p>1725032.799</text:p>
          </table:table-cell>
          <table:table-cell table:style-name="ce12" office:value-type="float" office:value="4676223.4665" calcext:value-type="float">
            <text:p>4676223.4665</text:p>
          </table:table-cell>
          <table:table-cell office:value-type="float" office:value="150513.118" calcext:value-type="float">
            <text:p>150513.118</text:p>
          </table:table-cell>
          <table:table-cell office:value-type="float" office:value="36777.999" calcext:value-type="float">
            <text:p>36777.999</text:p>
          </table:table-cell>
          <table:table-cell table:style-name="ce12" office:value-type="float" office:value="6809.423" calcext:value-type="float">
            <text:p>6809.423</text:p>
          </table:table-cell>
        </table:table-row>
        <table:table-row table:style-name="ro2">
          <table:table-cell office:value-type="string" calcext:value-type="string">
            <text:p>ODDS_ST, TCK_ST con MKL</text:p>
          </table:table-cell>
          <table:table-cell table:style-name="ce11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DD_ST con MKL</text:p>
          </table:table-cell>
          <table:table-cell table:style-name="ce11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CK_ST con MKL</text:p>
          </table:table-cell>
          <table:table-cell table:style-name="ce11"/>
          <table:table-cell table:number-columns-repeated="2"/>
          <table:table-cell table:style-name="ce12"/>
          <table:table-cell/>
        </table:table-row>
        <table:table-row table:style-name="ro1">
          <table:table-cell table:style-name="Default" table:number-columns-repeated="6"/>
        </table:table-row>
        <table:table-row table:style-name="ro3">
          <table:table-cell table:style-name="ce8" office:value-type="string" calcext:value-type="string">
            <text:p>* in questi casi l'approccio MKL e` stato utilizzato dopo aver suddiviso in bucket le feature dei kernel coinvolti.</text:p>
          </table:table-cell>
          <table:table-cell table:style-name="Default"/>
          <table:table-cell table:style-name="ce8"/>
          <table:table-cell table:style-name="ce14"/>
          <table:table-cell table:style-name="ce8"/>
          <table:table-cell table:style-name="Default"/>
        </table:table-row>
      </table:table>
      <table:table table:name="scratch" table:style-name="ta1">
        <table:table-column table:style-name="co2" table:number-columns-repeated="15" table:default-cell-style-name="Default"/>
        <table:table-row table:style-name="ro1">
          <table:table-cell office:value-type="float" office:value="2513.38" calcext:value-type="float">
            <text:p>2513.38</text:p>
          </table:table-cell>
          <table:table-cell/>
          <table:table-cell office:value-type="float" office:value="40980.32" calcext:value-type="float">
            <text:p>40980.32</text:p>
          </table:table-cell>
          <table:table-cell/>
          <table:table-cell office:value-type="float" office:value="5559.75" calcext:value-type="float">
            <text:p>5559.75</text:p>
          </table:table-cell>
          <table:table-cell/>
          <table:table-cell office:value-type="float" office:value="15898.81" calcext:value-type="float">
            <text:p>15898.81</text:p>
          </table:table-cell>
          <table:table-cell/>
          <table:table-cell office:value-type="float" office:value="15927.38" calcext:value-type="float">
            <text:p>15927.38</text:p>
          </table:table-cell>
          <table:table-cell/>
          <table:table-cell office:value-type="float" office:value="4449.96" calcext:value-type="float">
            <text:p>4449.96</text:p>
          </table:table-cell>
          <table:table-cell/>
          <table:table-cell office:value-type="float" office:value="30459.81" calcext:value-type="float">
            <text:p>30459.81</text:p>
          </table:table-cell>
          <table:table-cell/>
          <table:table-cell office:value-type="float" office:value="26939.77" calcext:value-type="float">
            <text:p>26939.77</text:p>
          </table:table-cell>
        </table:table-row>
        <table:table-row table:style-name="ro1">
          <table:table-cell office:value-type="float" office:value="6014.12" calcext:value-type="float">
            <text:p>6014.12</text:p>
          </table:table-cell>
          <table:table-cell/>
          <table:table-cell office:value-type="float" office:value="17571.9" calcext:value-type="float">
            <text:p>17571.9</text:p>
          </table:table-cell>
          <table:table-cell/>
          <table:table-cell office:value-type="float" office:value="12336.81" calcext:value-type="float">
            <text:p>12336.81</text:p>
          </table:table-cell>
          <table:table-cell/>
          <table:table-cell office:value-type="float" office:value="15895.51" calcext:value-type="float">
            <text:p>15895.51</text:p>
          </table:table-cell>
          <table:table-cell/>
          <table:table-cell office:value-type="float" office:value="41784.68" calcext:value-type="float">
            <text:p>41784.68</text:p>
          </table:table-cell>
          <table:table-cell/>
          <table:table-cell office:value-type="float" office:value="2071.11" calcext:value-type="float">
            <text:p>2071.11</text:p>
          </table:table-cell>
          <table:table-cell/>
          <table:table-cell office:value-type="float" office:value="30372.92" calcext:value-type="float">
            <text:p>30372.92</text:p>
          </table:table-cell>
          <table:table-cell/>
          <table:table-cell office:value-type="float" office:value="27268.13" calcext:value-type="float">
            <text:p>27268.13</text:p>
          </table:table-cell>
        </table:table-row>
        <table:table-row table:style-name="ro1">
          <table:table-cell office:value-type="float" office:value="5914.87" calcext:value-type="float">
            <text:p>5914.87</text:p>
          </table:table-cell>
          <table:table-cell/>
          <table:table-cell office:value-type="float" office:value="19314.98" calcext:value-type="float">
            <text:p>19314.98</text:p>
          </table:table-cell>
          <table:table-cell/>
          <table:table-cell office:value-type="float" office:value="5455.77" calcext:value-type="float">
            <text:p>5455.77</text:p>
          </table:table-cell>
          <table:table-cell/>
          <table:table-cell office:value-type="float" office:value="4993.72" calcext:value-type="float">
            <text:p>4993.72</text:p>
          </table:table-cell>
          <table:table-cell/>
          <table:table-cell office:value-type="float" office:value="37134.27" calcext:value-type="float">
            <text:p>37134.27</text:p>
          </table:table-cell>
          <table:table-cell/>
          <table:table-cell office:value-type="float" office:value="2087.16" calcext:value-type="float">
            <text:p>2087.16</text:p>
          </table:table-cell>
          <table:table-cell/>
          <table:table-cell office:value-type="float" office:value="30118.89" calcext:value-type="float">
            <text:p>30118.89</text:p>
          </table:table-cell>
          <table:table-cell/>
          <table:table-cell office:value-type="float" office:value="25796.53" calcext:value-type="float">
            <text:p>25796.53</text:p>
          </table:table-cell>
        </table:table-row>
        <table:table-row table:style-name="ro1">
          <table:table-cell office:value-type="float" office:value="1927.397992" calcext:value-type="float">
            <text:p>1927.397992</text:p>
          </table:table-cell>
          <table:table-cell/>
          <table:table-cell office:value-type="float" office:value="15390.438393" calcext:value-type="float">
            <text:p>15390.438393</text:p>
          </table:table-cell>
          <table:table-cell/>
          <table:table-cell office:value-type="float" office:value="4079.387581" calcext:value-type="float">
            <text:p>4079.387581</text:p>
          </table:table-cell>
          <table:table-cell/>
          <table:table-cell office:value-type="float" office:value="5007.45" calcext:value-type="float">
            <text:p>5007.45</text:p>
          </table:table-cell>
          <table:table-cell/>
          <table:table-cell office:value-type="float" office:value="16347.41" calcext:value-type="float">
            <text:p>16347.41</text:p>
          </table:table-cell>
          <table:table-cell/>
          <table:table-cell office:value-type="float" office:value="1972.97" calcext:value-type="float">
            <text:p>1972.97</text:p>
          </table:table-cell>
          <table:table-cell/>
          <table:table-cell office:value-type="float" office:value="28312.88" calcext:value-type="float">
            <text:p>28312.88</text:p>
          </table:table-cell>
          <table:table-cell/>
          <table:table-cell office:value-type="float" office:value="25117.64" calcext:value-type="float">
            <text:p>25117.64</text:p>
          </table:table-cell>
        </table:table-row>
        <table:table-row table:style-name="ro1">
          <table:table-cell office:value-type="float" office:value="3587.98" calcext:value-type="float">
            <text:p>3587.98</text:p>
          </table:table-cell>
          <table:table-cell/>
          <table:table-cell office:value-type="float" office:value="19958.37" calcext:value-type="float">
            <text:p>19958.37</text:p>
          </table:table-cell>
          <table:table-cell/>
          <table:table-cell office:value-type="float" office:value="13289.44" calcext:value-type="float">
            <text:p>13289.44</text:p>
          </table:table-cell>
          <table:table-cell/>
          <table:table-cell office:value-type="float" office:value="14275.89" calcext:value-type="float">
            <text:p>14275.89</text:p>
          </table:table-cell>
          <table:table-cell/>
          <table:table-cell office:value-type="float" office:value="15771.56" calcext:value-type="float">
            <text:p>15771.56</text:p>
          </table:table-cell>
          <table:table-cell/>
          <table:table-cell office:value-type="float" office:value="2039.28" calcext:value-type="float">
            <text:p>2039.28</text:p>
          </table:table-cell>
          <table:table-cell/>
          <table:table-cell office:value-type="float" office:value="27882.99" calcext:value-type="float">
            <text:p>27882.99</text:p>
          </table:table-cell>
          <table:table-cell/>
          <table:table-cell office:value-type="float" office:value="24527.24" calcext:value-type="float">
            <text:p>24527.24</text:p>
          </table:table-cell>
        </table:table-row>
        <table:table-row table:style-name="ro1">
          <table:table-cell office:value-type="float" office:value="3436.29" calcext:value-type="float">
            <text:p>3436.29</text:p>
          </table:table-cell>
          <table:table-cell/>
          <table:table-cell office:value-type="float" office:value="16140.23" calcext:value-type="float">
            <text:p>16140.23</text:p>
          </table:table-cell>
          <table:table-cell/>
          <table:table-cell office:value-type="float" office:value="13930.67" calcext:value-type="float">
            <text:p>13930.67</text:p>
          </table:table-cell>
          <table:table-cell/>
          <table:table-cell office:value-type="float" office:value="13883.51" calcext:value-type="float">
            <text:p>13883.51</text:p>
          </table:table-cell>
          <table:table-cell/>
          <table:table-cell office:value-type="float" office:value="38390.69" calcext:value-type="float">
            <text:p>38390.69</text:p>
          </table:table-cell>
          <table:table-cell/>
          <table:table-cell office:value-type="float" office:value="2108.32" calcext:value-type="float">
            <text:p>2108.32</text:p>
          </table:table-cell>
          <table:table-cell/>
          <table:table-cell office:value-type="float" office:value="28308.59" calcext:value-type="float">
            <text:p>28308.59</text:p>
          </table:table-cell>
          <table:table-cell/>
          <table:table-cell office:value-type="float" office:value="24571.74" calcext:value-type="float">
            <text:p>24571.74</text:p>
          </table:table-cell>
        </table:table-row>
        <table:table-row table:style-name="ro1">
          <table:table-cell office:value-type="float" office:value="1852.098558" calcext:value-type="float">
            <text:p>1852.098558</text:p>
          </table:table-cell>
          <table:table-cell/>
          <table:table-cell office:value-type="float" office:value="35314.23" calcext:value-type="float">
            <text:p>35314.23</text:p>
          </table:table-cell>
          <table:table-cell/>
          <table:table-cell office:value-type="float" office:value="14721.16" calcext:value-type="float">
            <text:p>14721.16</text:p>
          </table:table-cell>
          <table:table-cell/>
          <table:table-cell office:value-type="float" office:value="3351.824706" calcext:value-type="float">
            <text:p>3351.824706</text:p>
          </table:table-cell>
          <table:table-cell/>
          <table:table-cell office:value-type="float" office:value="14420.03" calcext:value-type="float">
            <text:p>14420.03</text:p>
          </table:table-cell>
          <table:table-cell/>
          <table:table-cell office:value-type="float" office:value="1975.95" calcext:value-type="float">
            <text:p>1975.95</text:p>
          </table:table-cell>
          <table:table-cell/>
          <table:table-cell office:value-type="float" office:value="26949.29" calcext:value-type="float">
            <text:p>26949.29</text:p>
          </table:table-cell>
          <table:table-cell/>
          <table:table-cell office:value-type="float" office:value="23780.6" calcext:value-type="float">
            <text:p>23780.6</text:p>
          </table:table-cell>
        </table:table-row>
        <table:table-row table:style-name="ro1">
          <table:table-cell office:value-type="float" office:value="1843.76" calcext:value-type="float">
            <text:p>1843.76</text:p>
          </table:table-cell>
          <table:table-cell/>
          <table:table-cell office:value-type="float" office:value="14446.353274" calcext:value-type="float">
            <text:p>14446.353274</text:p>
          </table:table-cell>
          <table:table-cell/>
          <table:table-cell office:value-type="float" office:value="13245.82" calcext:value-type="float">
            <text:p>13245.82</text:p>
          </table:table-cell>
          <table:table-cell/>
          <table:table-cell office:value-type="float" office:value="5522.53" calcext:value-type="float">
            <text:p>5522.53</text:p>
          </table:table-cell>
          <table:table-cell/>
          <table:table-cell office:value-type="float" office:value="13762.12" calcext:value-type="float">
            <text:p>13762.12</text:p>
          </table:table-cell>
          <table:table-cell/>
          <table:table-cell office:value-type="float" office:value="1347.817691" calcext:value-type="float">
            <text:p>1347.817691</text:p>
          </table:table-cell>
          <table:table-cell/>
          <table:table-cell office:value-type="float" office:value="26741.86" calcext:value-type="float">
            <text:p>26741.86</text:p>
          </table:table-cell>
          <table:table-cell/>
          <table:table-cell office:value-type="float" office:value="20605.46" calcext:value-type="float">
            <text:p>20605.46</text:p>
          </table:table-cell>
        </table:table-row>
        <table:table-row table:style-name="ro1">
          <table:table-cell office:value-type="float" office:value="1769.434085" calcext:value-type="float">
            <text:p>1769.434085</text:p>
          </table:table-cell>
          <table:table-cell/>
          <table:table-cell office:value-type="float" office:value="16906.42" calcext:value-type="float">
            <text:p>16906.42</text:p>
          </table:table-cell>
          <table:table-cell/>
          <table:table-cell office:value-type="float" office:value="5004.25" calcext:value-type="float">
            <text:p>5004.25</text:p>
          </table:table-cell>
          <table:table-cell/>
          <table:table-cell office:value-type="float" office:value="5386.88" calcext:value-type="float">
            <text:p>5386.88</text:p>
          </table:table-cell>
          <table:table-cell/>
          <table:table-cell office:value-type="float" office:value="30664.15" calcext:value-type="float">
            <text:p>30664.15</text:p>
          </table:table-cell>
          <table:table-cell/>
          <table:table-cell office:value-type="float" office:value="1464.81" calcext:value-type="float">
            <text:p>1464.81</text:p>
          </table:table-cell>
          <table:table-cell/>
          <table:table-cell office:value-type="float" office:value="26109.61" calcext:value-type="float">
            <text:p>26109.61</text:p>
          </table:table-cell>
          <table:table-cell/>
          <table:table-cell office:value-type="float" office:value="20010.49" calcext:value-type="float">
            <text:p>20010.49</text:p>
          </table:table-cell>
        </table:table-row>
        <table:table-row table:style-name="ro1">
          <table:table-cell office:value-type="float" office:value="4834.82" calcext:value-type="float">
            <text:p>4834.82</text:p>
          </table:table-cell>
          <table:table-cell/>
          <table:table-cell office:value-type="float" office:value="37361.18" calcext:value-type="float">
            <text:p>37361.18</text:p>
          </table:table-cell>
          <table:table-cell/>
          <table:table-cell office:value-type="float" office:value="3426.035915" calcext:value-type="float">
            <text:p>3426.035915</text:p>
          </table:table-cell>
          <table:table-cell/>
          <table:table-cell office:value-type="float" office:value="4982.63" calcext:value-type="float">
            <text:p>4982.63</text:p>
          </table:table-cell>
          <table:table-cell/>
          <table:table-cell office:value-type="float" office:value="29959.62" calcext:value-type="float">
            <text:p>29959.62</text:p>
          </table:table-cell>
          <table:table-cell/>
          <table:table-cell office:value-type="float" office:value="1464.46" calcext:value-type="float">
            <text:p>1464.46</text:p>
          </table:table-cell>
          <table:table-cell/>
          <table:table-cell office:value-type="float" office:value="26634.8" calcext:value-type="float">
            <text:p>26634.8</text:p>
          </table:table-cell>
          <table:table-cell/>
          <table:table-cell office:value-type="float" office:value="18870.18" calcext:value-type="float">
            <text:p>18870.18</text:p>
          </table:table-cell>
        </table:table-row>
        <table:table-row table:style-name="ro1">
          <table:table-cell office:value-type="float" office:value="2189.53" calcext:value-type="float">
            <text:p>2189.53</text:p>
          </table:table-cell>
          <table:table-cell/>
          <table:table-cell office:value-type="float" office:value="30254.01" calcext:value-type="float">
            <text:p>30254.01</text:p>
          </table:table-cell>
          <table:table-cell/>
          <table:table-cell office:value-type="float" office:value="2892.919766" calcext:value-type="float">
            <text:p>2892.919766</text:p>
          </table:table-cell>
          <table:table-cell/>
          <table:table-cell office:value-type="float" office:value="3614.45" calcext:value-type="float">
            <text:p>3614.45</text:p>
          </table:table-cell>
          <table:table-cell/>
          <table:table-cell office:value-type="float" office:value="20217.14" calcext:value-type="float">
            <text:p>20217.14</text:p>
          </table:table-cell>
          <table:table-cell/>
          <table:table-cell office:value-type="float" office:value="2641.83" calcext:value-type="float">
            <text:p>2641.83</text:p>
          </table:table-cell>
          <table:table-cell/>
          <table:table-cell office:value-type="float" office:value="17756.07" calcext:value-type="float">
            <text:p>17756.07</text:p>
          </table:table-cell>
          <table:table-cell/>
          <table:table-cell office:value-type="float" office:value="14397.09" calcext:value-type="float">
            <text:p>14397.09</text:p>
          </table:table-cell>
        </table:table-row>
        <table:table-row table:style-name="ro1">
          <table:table-cell table:formula="of:=SUM([.A1:.A11])" office:value-type="float" office:value="35883.680635" calcext:value-type="float">
            <text:p>35883.680635</text:p>
          </table:table-cell>
          <table:table-cell/>
          <table:table-cell table:formula="of:=SUM([.C1:.C11])" office:value-type="float" office:value="263638.431667" calcext:value-type="float">
            <text:p>263638.431667</text:p>
          </table:table-cell>
          <table:table-cell/>
          <table:table-cell table:formula="of:=SUM([.E1:.E11])" office:value-type="float" office:value="93942.013262" calcext:value-type="float">
            <text:p>93942.013262</text:p>
          </table:table-cell>
          <table:table-cell/>
          <table:table-cell table:formula="of:=SUM([.G1:.G11])" office:value-type="float" office:value="92813.204706" calcext:value-type="float">
            <text:p>92813.204706</text:p>
          </table:table-cell>
          <table:table-cell/>
          <table:table-cell table:formula="of:=SUM([.I1:.I11])" office:value-type="float" office:value="274379.05" calcext:value-type="float">
            <text:p>274379.05</text:p>
          </table:table-cell>
          <table:table-cell/>
          <table:table-cell table:formula="of:=SUM([.K1:.K11])" office:value-type="float" office:value="23623.667691" calcext:value-type="float">
            <text:p>23623.667691</text:p>
          </table:table-cell>
          <table:table-cell/>
          <table:table-cell table:formula="of:=SUM([.M1:.M11])" office:value-type="float" office:value="299647.71" calcext:value-type="float">
            <text:p>299647.71</text:p>
          </table:table-cell>
          <table:table-cell/>
          <table:table-cell table:formula="of:=SUM([.O1:.O11])" office:value-type="float" office:value="251884.87" calcext:value-type="float">
            <text:p>251884.87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float" office:value="30367.84" calcext:value-type="float">
            <text:p>30367.84</text:p>
          </table:table-cell>
          <table:table-cell/>
          <table:table-cell office:value-type="float" office:value="27242.41" calcext:value-type="float">
            <text:p>27242.41</text:p>
          </table:table-cell>
          <table:table-cell/>
          <table:table-cell office:value-type="float" office:value="1496.97" calcext:value-type="float">
            <text:p>1496.97</text:p>
          </table:table-cell>
          <table:table-cell/>
          <table:table-cell office:value-type="float" office:value="1391.96" calcext:value-type="float">
            <text:p>1391.96</text:p>
          </table:table-cell>
          <table:table-cell/>
          <table:table-cell office:value-type="float" office:value="204.82" calcext:value-type="float">
            <text:p>204.82</text:p>
          </table:table-cell>
          <table:table-cell/>
          <table:table-cell office:value-type="float" office:value="260.16" calcext:value-type="float">
            <text:p>260.16</text:p>
          </table:table-cell>
          <table:table-cell table:number-columns-repeated="4"/>
        </table:table-row>
        <table:table-row table:style-name="ro1">
          <table:table-cell office:value-type="float" office:value="29795.26" calcext:value-type="float">
            <text:p>29795.26</text:p>
          </table:table-cell>
          <table:table-cell/>
          <table:table-cell office:value-type="float" office:value="27244.27" calcext:value-type="float">
            <text:p>27244.27</text:p>
          </table:table-cell>
          <table:table-cell/>
          <table:table-cell office:value-type="float" office:value="1451.93" calcext:value-type="float">
            <text:p>1451.93</text:p>
          </table:table-cell>
          <table:table-cell/>
          <table:table-cell office:value-type="float" office:value="1428.64" calcext:value-type="float">
            <text:p>1428.64</text:p>
          </table:table-cell>
          <table:table-cell/>
          <table:table-cell office:value-type="float" office:value="187.14" calcext:value-type="float">
            <text:p>187.14</text:p>
          </table:table-cell>
          <table:table-cell/>
          <table:table-cell office:value-type="float" office:value="256.27" calcext:value-type="float">
            <text:p>256.27</text:p>
          </table:table-cell>
          <table:table-cell table:number-columns-repeated="4"/>
        </table:table-row>
        <table:table-row table:style-name="ro1">
          <table:table-cell office:value-type="float" office:value="28401.48" calcext:value-type="float">
            <text:p>28401.48</text:p>
          </table:table-cell>
          <table:table-cell/>
          <table:table-cell office:value-type="float" office:value="25697.88" calcext:value-type="float">
            <text:p>25697.88</text:p>
          </table:table-cell>
          <table:table-cell/>
          <table:table-cell office:value-type="float" office:value="1436.45" calcext:value-type="float">
            <text:p>1436.45</text:p>
          </table:table-cell>
          <table:table-cell/>
          <table:table-cell office:value-type="float" office:value="1383.61" calcext:value-type="float">
            <text:p>1383.61</text:p>
          </table:table-cell>
          <table:table-cell/>
          <table:table-cell office:value-type="float" office:value="186.27" calcext:value-type="float">
            <text:p>186.27</text:p>
          </table:table-cell>
          <table:table-cell/>
          <table:table-cell office:value-type="float" office:value="249.17" calcext:value-type="float">
            <text:p>249.17</text:p>
          </table:table-cell>
          <table:table-cell table:number-columns-repeated="4"/>
        </table:table-row>
        <table:table-row table:style-name="ro1">
          <table:table-cell office:value-type="float" office:value="28193.86" calcext:value-type="float">
            <text:p>28193.86</text:p>
          </table:table-cell>
          <table:table-cell/>
          <table:table-cell office:value-type="float" office:value="24419" calcext:value-type="float">
            <text:p>24419</text:p>
          </table:table-cell>
          <table:table-cell/>
          <table:table-cell office:value-type="float" office:value="1474.26" calcext:value-type="float">
            <text:p>1474.26</text:p>
          </table:table-cell>
          <table:table-cell/>
          <table:table-cell office:value-type="float" office:value="1343.94" calcext:value-type="float">
            <text:p>1343.94</text:p>
          </table:table-cell>
          <table:table-cell/>
          <table:table-cell office:value-type="float" office:value="187.32" calcext:value-type="float">
            <text:p>187.32</text:p>
          </table:table-cell>
          <table:table-cell/>
          <table:table-cell office:value-type="float" office:value="237.86" calcext:value-type="float">
            <text:p>237.86</text:p>
          </table:table-cell>
          <table:table-cell table:number-columns-repeated="4"/>
        </table:table-row>
        <table:table-row table:style-name="ro1">
          <table:table-cell office:value-type="float" office:value="27854.65" calcext:value-type="float">
            <text:p>27854.65</text:p>
          </table:table-cell>
          <table:table-cell/>
          <table:table-cell office:value-type="float" office:value="23690.73" calcext:value-type="float">
            <text:p>23690.73</text:p>
          </table:table-cell>
          <table:table-cell/>
          <table:table-cell office:value-type="float" office:value="1459.58" calcext:value-type="float">
            <text:p>1459.58</text:p>
          </table:table-cell>
          <table:table-cell/>
          <table:table-cell office:value-type="float" office:value="1293.08" calcext:value-type="float">
            <text:p>1293.08</text:p>
          </table:table-cell>
          <table:table-cell/>
          <table:table-cell office:value-type="float" office:value="180.8" calcext:value-type="float">
            <text:p>180.8</text:p>
          </table:table-cell>
          <table:table-cell/>
          <table:table-cell office:value-type="float" office:value="223.44" calcext:value-type="float">
            <text:p>223.44</text:p>
          </table:table-cell>
          <table:table-cell table:number-columns-repeated="4"/>
        </table:table-row>
        <table:table-row table:style-name="ro1">
          <table:table-cell office:value-type="float" office:value="28551.95" calcext:value-type="float">
            <text:p>28551.95</text:p>
          </table:table-cell>
          <table:table-cell/>
          <table:table-cell office:value-type="float" office:value="22509.95" calcext:value-type="float">
            <text:p>22509.95</text:p>
          </table:table-cell>
          <table:table-cell/>
          <table:table-cell office:value-type="float" office:value="1403.71" calcext:value-type="float">
            <text:p>1403.71</text:p>
          </table:table-cell>
          <table:table-cell/>
          <table:table-cell office:value-type="float" office:value="1253.5" calcext:value-type="float">
            <text:p>1253.5</text:p>
          </table:table-cell>
          <table:table-cell/>
          <table:table-cell office:value-type="float" office:value="175.71" calcext:value-type="float">
            <text:p>175.71</text:p>
          </table:table-cell>
          <table:table-cell/>
          <table:table-cell office:value-type="float" office:value="223.21" calcext:value-type="float">
            <text:p>223.21</text:p>
          </table:table-cell>
          <table:table-cell table:number-columns-repeated="4"/>
        </table:table-row>
        <table:table-row table:style-name="ro1">
          <table:table-cell office:value-type="float" office:value="26220.97" calcext:value-type="float">
            <text:p>26220.97</text:p>
          </table:table-cell>
          <table:table-cell/>
          <table:table-cell office:value-type="float" office:value="20901.25" calcext:value-type="float">
            <text:p>20901.25</text:p>
          </table:table-cell>
          <table:table-cell/>
          <table:table-cell office:value-type="float" office:value="1424.6" calcext:value-type="float">
            <text:p>1424.6</text:p>
          </table:table-cell>
          <table:table-cell/>
          <table:table-cell office:value-type="float" office:value="1196.11" calcext:value-type="float">
            <text:p>1196.11</text:p>
          </table:table-cell>
          <table:table-cell/>
          <table:table-cell office:value-type="float" office:value="164.38" calcext:value-type="float">
            <text:p>164.38</text:p>
          </table:table-cell>
          <table:table-cell/>
          <table:table-cell office:value-type="float" office:value="221.7" calcext:value-type="float">
            <text:p>221.7</text:p>
          </table:table-cell>
          <table:table-cell table:number-columns-repeated="4"/>
        </table:table-row>
        <table:table-row table:style-name="ro1">
          <table:table-cell office:value-type="float" office:value="25444.98" calcext:value-type="float">
            <text:p>25444.98</text:p>
          </table:table-cell>
          <table:table-cell/>
          <table:table-cell office:value-type="float" office:value="20066.15" calcext:value-type="float">
            <text:p>20066.15</text:p>
          </table:table-cell>
          <table:table-cell/>
          <table:table-cell office:value-type="float" office:value="1381.17" calcext:value-type="float">
            <text:p>1381.17</text:p>
          </table:table-cell>
          <table:table-cell/>
          <table:table-cell office:value-type="float" office:value="1092.7" calcext:value-type="float">
            <text:p>1092.7</text:p>
          </table:table-cell>
          <table:table-cell/>
          <table:table-cell office:value-type="float" office:value="149.3" calcext:value-type="float">
            <text:p>149.3</text:p>
          </table:table-cell>
          <table:table-cell/>
          <table:table-cell office:value-type="float" office:value="212.46" calcext:value-type="float">
            <text:p>212.46</text:p>
          </table:table-cell>
          <table:table-cell table:number-columns-repeated="4"/>
        </table:table-row>
        <table:table-row table:style-name="ro1">
          <table:table-cell office:value-type="float" office:value="23180.13" calcext:value-type="float">
            <text:p>23180.13</text:p>
          </table:table-cell>
          <table:table-cell/>
          <table:table-cell office:value-type="float" office:value="19844.78" calcext:value-type="float">
            <text:p>19844.78</text:p>
          </table:table-cell>
          <table:table-cell/>
          <table:table-cell office:value-type="float" office:value="1262.9" calcext:value-type="float">
            <text:p>1262.9</text:p>
          </table:table-cell>
          <table:table-cell/>
          <table:table-cell office:value-type="float" office:value="1067.05" calcext:value-type="float">
            <text:p>1067.05</text:p>
          </table:table-cell>
          <table:table-cell/>
          <table:table-cell office:value-type="float" office:value="147.38" calcext:value-type="float">
            <text:p>147.38</text:p>
          </table:table-cell>
          <table:table-cell/>
          <table:table-cell office:value-type="float" office:value="202.3" calcext:value-type="float">
            <text:p>202.3</text:p>
          </table:table-cell>
          <table:table-cell table:number-columns-repeated="4"/>
        </table:table-row>
        <table:table-row table:style-name="ro1">
          <table:table-cell office:value-type="float" office:value="21578.28" calcext:value-type="float">
            <text:p>21578.28</text:p>
          </table:table-cell>
          <table:table-cell/>
          <table:table-cell office:value-type="float" office:value="19039.51" calcext:value-type="float">
            <text:p>19039.51</text:p>
          </table:table-cell>
          <table:table-cell/>
          <table:table-cell office:value-type="float" office:value="1200.05" calcext:value-type="float">
            <text:p>1200.05</text:p>
          </table:table-cell>
          <table:table-cell/>
          <table:table-cell office:value-type="float" office:value="1036.84" calcext:value-type="float">
            <text:p>1036.84</text:p>
          </table:table-cell>
          <table:table-cell/>
          <table:table-cell office:value-type="float" office:value="146.84" calcext:value-type="float">
            <text:p>146.84</text:p>
          </table:table-cell>
          <table:table-cell/>
          <table:table-cell office:value-type="float" office:value="202.97" calcext:value-type="float">
            <text:p>202.97</text:p>
          </table:table-cell>
          <table:table-cell table:number-columns-repeated="4"/>
        </table:table-row>
        <table:table-row table:style-name="ro1">
          <table:table-cell office:value-type="float" office:value="16967.46" calcext:value-type="float">
            <text:p>16967.46</text:p>
          </table:table-cell>
          <table:table-cell/>
          <table:table-cell office:value-type="float" office:value="14581.02" calcext:value-type="float">
            <text:p>14581.02</text:p>
          </table:table-cell>
          <table:table-cell/>
          <table:table-cell office:value-type="float" office:value="964.14" calcext:value-type="float">
            <text:p>964.14</text:p>
          </table:table-cell>
          <table:table-cell/>
          <table:table-cell office:value-type="float" office:value="834.11" calcext:value-type="float">
            <text:p>834.11</text:p>
          </table:table-cell>
          <table:table-cell/>
          <table:table-cell office:value-type="float" office:value="125.34" calcext:value-type="float">
            <text:p>125.34</text:p>
          </table:table-cell>
          <table:table-cell/>
          <table:table-cell office:value-type="float" office:value="180.14" calcext:value-type="float">
            <text:p>180.14</text:p>
          </table:table-cell>
          <table:table-cell table:number-columns-repeated="4"/>
        </table:table-row>
        <table:table-row table:style-name="ro1">
          <table:table-cell table:formula="of:=SUM([.A16:.A26])" office:value-type="float" office:value="286556.86" calcext:value-type="float">
            <text:p>286556.86</text:p>
          </table:table-cell>
          <table:table-cell/>
          <table:table-cell table:formula="of:=SUM([.C16:.C26])" office:value-type="float" office:value="245236.95" calcext:value-type="float">
            <text:p>245236.95</text:p>
          </table:table-cell>
          <table:table-cell/>
          <table:table-cell table:formula="of:=SUM([.E16:.E26])" office:value-type="float" office:value="14955.76" calcext:value-type="float">
            <text:p>14955.76</text:p>
          </table:table-cell>
          <table:table-cell/>
          <table:table-cell table:formula="of:=SUM([.G16:.G26])" office:value-type="float" office:value="13321.54" calcext:value-type="float">
            <text:p>13321.54</text:p>
          </table:table-cell>
          <table:table-cell/>
          <table:table-cell table:formula="of:=SUM([.I16:.I26])" office:value-type="float" office:value="1855.3" calcext:value-type="float">
            <text:p>1855.3</text:p>
          </table:table-cell>
          <table:table-cell/>
          <table:table-cell table:formula="of:=SUM([.K16:.K26])" office:value-type="float" office:value="2469.68" calcext:value-type="float">
            <text:p>2469.68</text:p>
          </table:table-cell>
          <table:table-cell table:number-columns-repeated="4"/>
        </table:table-row>
      </table:table>
      <table:table table:name="ST final" table:style-name="ta1">
        <table:shapes>
          <draw:frame draw:z-index="0" draw:style-name="gr1" draw:text-style-name="P1" svg:width="453.51pt" svg:height="255.09pt" svg:x="49.83pt" svg:y="198.23pt">
            <loext:p draw:notify-on-update-of-ranges="'ST final'.I2:'ST final'.M2 'ST final'.H3:'ST final'.H3 'ST final'.I3:'ST final'.M3 'ST final'.H4:'ST final'.H4 'ST final'.I4:'ST final'.M4 'ST final'.H5:'ST final'.H5 'ST final'.I5:'ST final'.M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ce38"/>
        <table:table-column table:style-name="co7" table:default-cell-style-name="Default"/>
        <table:table-column table:style-name="co8" table:default-cell-style-name="ce33"/>
        <table:table-column table:style-name="co9" table:default-cell-style-name="ce44"/>
        <table:table-column table:style-name="co2" table:number-columns-repeated="2" table:default-cell-style-name="ce44"/>
        <table:table-column table:style-name="co2" table:default-cell-style-name="Default"/>
        <table:table-column table:style-name="co10" table:default-cell-style-name="Default"/>
        <table:table-column table:style-name="co2" table:number-columns-repeated="5" table:default-cell-style-name="Default"/>
        <table:table-row table:style-name="ro2">
          <table:table-cell table:style-name="ce36" office:value-type="string" calcext:value-type="string">
            <text:p>method</text:p>
          </table:table-cell>
          <table:table-cell table:style-name="ce36" office:value-type="string" calcext:value-type="string">
            <text:p>CAS</text:p>
          </table:table-cell>
          <table:table-cell table:style-name="ce36" office:value-type="string" calcext:value-type="string">
            <text:p>NCI1</text:p>
          </table:table-cell>
          <table:table-cell table:style-name="ce36" office:value-type="string" calcext:value-type="string">
            <text:p>AIDS</text:p>
          </table:table-cell>
          <table:table-cell table:style-name="ce36" office:value-type="string" calcext:value-type="string">
            <text:p>CPDB</text:p>
          </table:table-cell>
          <table:table-cell table:style-name="ce36" office:value-type="string" calcext:value-type="string">
            <text:p>GDD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KL (ODD_ST, TCK_ST)*</text:p>
          </table:table-cell>
          <table:table-cell table:number-columns-repeated="2"/>
          <table:table-cell table:style-name="ce35" table:number-columns-repeated="2"/>
          <table:table-cell table:style-name="ce33"/>
          <table:table-cell table:number-columns-repeated="2"/>
          <table:table-cell table:style-name="ce27" office:value-type="string" calcext:value-type="string">
            <text:p>1503 (AIDS)</text:p>
          </table:table-cell>
          <table:table-cell table:style-name="ce27" office:value-type="string" calcext:value-type="string">
            <text:p>4337 (CAS)</text:p>
          </table:table-cell>
          <table:table-cell table:style-name="ce50" office:value-type="string" calcext:value-type="string">
            <text:p>684 (CPDB)</text:p>
          </table:table-cell>
          <table:table-cell table:style-name="ce27" office:value-type="string" calcext:value-type="string">
            <text:p>1178 (GDD)</text:p>
          </table:table-cell>
          <table:table-cell table:style-name="ce27" office:value-type="string" calcext:value-type="string">
            <text:p>4110 (NCI1)</text:p>
          </table:table-cell>
        </table:table-row>
        <table:table-row table:style-name="ro3">
          <table:table-cell table:style-name="ce39" office:value-type="string" calcext:value-type="string">
            <text:p>MKL (ODD_ST)*</text:p>
          </table:table-cell>
          <table:table-cell table:style-name="ce41" table:number-columns-repeated="2"/>
          <table:table-cell office:value-type="float" office:value="13273.57" calcext:value-type="float">
            <text:p>13273.57</text:p>
          </table:table-cell>
          <table:table-cell office:value-type="float" office:value="1768.88" calcext:value-type="float">
            <text:p>1768.88</text:p>
          </table:table-cell>
          <table:table-cell office:value-type="float" office:value="5219" calcext:value-type="float">
            <text:p>5219</text:p>
          </table:table-cell>
          <table:table-cell/>
          <table:table-cell table:style-name="ce47" office:value-type="string" calcext:value-type="string">
            <text:p>MKL (TCK_ST)*</text:p>
          </table:table-cell>
          <table:table-cell table:style-name="ce49" office:value-type="float" office:value="13273.57" calcext:value-type="float">
            <text:p>13273.57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768.88" calcext:value-type="float">
            <text:p>1768.88</text:p>
          </table:table-cell>
          <table:table-cell table:style-name="ce49" office:value-type="float" office:value="5219" calcext:value-type="float">
            <text:p>521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40" office:value-type="string" calcext:value-type="string">
            <text:p>MKL (TCK_ST)*</text:p>
          </table:table-cell>
          <table:table-cell table:style-name="ce33"/>
          <table:table-cell/>
          <table:table-cell table:style-name="ce33" table:number-columns-repeated="3"/>
          <table:table-cell/>
          <table:table-cell table:style-name="ce48" office:value-type="string" calcext:value-type="string">
            <text:p>MKL (TCK_ST)</text:p>
          </table:table-cell>
          <table:table-cell table:style-name="ce49" office:value-type="float" office:value="15231.23" calcext:value-type="float">
            <text:p>15231.23</text:p>
          </table:table-cell>
          <table:table-cell office:value-type="float" office:value="299647.71" calcext:value-type="float">
            <text:p>299647.71</text:p>
          </table:table-cell>
          <table:table-cell table:style-name="ce49" office:value-type="float" office:value="2103.2" calcext:value-type="float">
            <text:p>2103.2</text:p>
          </table:table-cell>
          <table:table-cell table:style-name="ce49" office:value-type="float" office:value="5906.0099" calcext:value-type="float">
            <text:p>5906.0099</text:p>
          </table:table-cell>
          <table:table-cell table:style-name="ce42" office:value-type="float" office:value="251884.87" calcext:value-type="float">
            <text:p>251884.87</text:p>
          </table:table-cell>
        </table:table-row>
        <table:table-row table:style-name="ro3">
          <table:table-cell office:value-type="string" calcext:value-type="string">
            <text:p>MKL (ODDS_ST, TCK_ST)</text:p>
          </table:table-cell>
          <table:table-cell table:style-name="ce33" office:value-type="float" office:value="347666.03" calcext:value-type="float">
            <text:p>347666.03</text:p>
          </table:table-cell>
          <table:table-cell table:style-name="ce45"/>
          <table:table-cell table:style-name="ce42" office:value-type="float" office:value="23613.1" calcext:value-type="float">
            <text:p>23613.1</text:p>
          </table:table-cell>
          <table:table-cell table:style-name="ce42" office:value-type="float" office:value="3479.7799" calcext:value-type="float">
            <text:p>3479.7799</text:p>
          </table:table-cell>
          <table:table-cell table:style-name="ce42" office:value-type="float" office:value="7246.61" calcext:value-type="float">
            <text:p>7246.61</text:p>
          </table:table-cell>
          <table:table-cell/>
          <table:table-cell table:style-name="ce48" office:value-type="string" calcext:value-type="string">
            <text:p>SVM (TCK_ST)</text:p>
          </table:table-cell>
          <table:table-cell table:style-name="ce49" office:value-type="float" office:value="29855.75" calcext:value-type="float">
            <text:p>29855.75</text:p>
          </table:table-cell>
          <table:table-cell table:style-name="ce42" office:value-type="float" office:value="288089.45999" calcext:value-type="float">
            <text:p>288089.45999</text:p>
          </table:table-cell>
          <table:table-cell table:style-name="ce49" office:value-type="float" office:value="7814.8899" calcext:value-type="float">
            <text:p>7814.8899</text:p>
          </table:table-cell>
          <table:table-cell table:style-name="ce49" office:value-type="float" office:value="3298.54" calcext:value-type="float">
            <text:p>3298.54</text:p>
          </table:table-cell>
          <table:table-cell table:style-name="ce51" office:value-type="float" office:value="264164.4699" calcext:value-type="float">
            <text:p>264164.4699</text:p>
          </table:table-cell>
        </table:table-row>
        <table:table-row table:style-name="ro3">
          <table:table-cell office:value-type="string" calcext:value-type="string">
            <text:p>MKL (ODD_ST)</text:p>
          </table:table-cell>
          <table:table-cell table:style-name="ce42" office:value-type="float" office:value="286556.86" calcext:value-type="float">
            <text:p>286556.86</text:p>
          </table:table-cell>
          <table:table-cell table:style-name="ce42" office:value-type="float" office:value="245236.95" calcext:value-type="float">
            <text:p>245236.95</text:p>
          </table:table-cell>
          <table:table-cell table:style-name="ce42" office:value-type="float" office:value="15595.5" calcext:value-type="float">
            <text:p>15595.5</text:p>
          </table:table-cell>
          <table:table-cell table:style-name="ce42" office:value-type="float" office:value="2060.8599" calcext:value-type="float">
            <text:p>2060.8599</text:p>
          </table:table-cell>
          <table:table-cell table:style-name="ce42" office:value-type="float" office:value="5735.9499" calcext:value-type="float">
            <text:p>5735.9499</text:p>
          </table:table-cell>
          <table:table-cell table:number-columns-repeated="2"/>
          <table:table-cell table:style-name="ce34" table:number-columns-repeated="4"/>
          <table:table-cell/>
        </table:table-row>
        <table:table-row table:style-name="ro3">
          <table:table-cell office:value-type="string" calcext:value-type="string">
            <text:p>MKL (TCK_ST)</text:p>
          </table:table-cell>
          <table:table-cell table:style-name="ce43" office:value-type="float" office:value="299647.71" calcext:value-type="float">
            <text:p>299647.71</text:p>
          </table:table-cell>
          <table:table-cell table:style-name="ce46" office:value-type="float" office:value="251884.87" calcext:value-type="float">
            <text:p>251884.87</text:p>
          </table:table-cell>
          <table:table-cell office:value-type="float" office:value="15231.23" calcext:value-type="float">
            <text:p>15231.23</text:p>
          </table:table-cell>
          <table:table-cell office:value-type="float" office:value="2103.2" calcext:value-type="float">
            <text:p>2103.2</text:p>
          </table:table-cell>
          <table:table-cell office:value-type="float" office:value="5906.0099" calcext:value-type="float">
            <text:p>5906.0099</text:p>
          </table:table-cell>
          <table:table-cell table:number-columns-repeated="2"/>
          <table:table-cell table:style-name="ce34" table:number-columns-repeated="4"/>
          <table:table-cell/>
        </table:table-row>
        <table:table-row table:style-name="ro3">
          <table:table-cell office:value-type="string" calcext:value-type="string">
            <text:p>SVM (TCK_ST + ODD_ST)</text:p>
          </table:table-cell>
          <table:table-cell table:style-name="ce33"/>
          <table:table-cell/>
          <table:table-cell table:style-name="ce42" table:number-columns-repeated="3"/>
          <table:table-cell table:number-columns-repeated="7"/>
        </table:table-row>
        <table:table-row table:style-name="ro3">
          <table:table-cell table:style-name="ce40" office:value-type="string" calcext:value-type="string">
            <text:p>SVM (TCK_ST)</text:p>
          </table:table-cell>
          <table:table-cell table:style-name="ce44" office:value-type="float" office:value="288089.45999" calcext:value-type="float">
            <text:p>288089.45999</text:p>
          </table:table-cell>
          <table:table-cell table:style-name="ce44" office:value-type="float" office:value="264164.4699" calcext:value-type="float">
            <text:p>264164.4699</text:p>
          </table:table-cell>
          <table:table-cell office:value-type="float" office:value="29855.75" calcext:value-type="float">
            <text:p>29855.75</text:p>
          </table:table-cell>
          <table:table-cell office:value-type="float" office:value="7814.8899" calcext:value-type="float">
            <text:p>7814.8899</text:p>
          </table:table-cell>
          <table:table-cell office:value-type="float" office:value="3298.54" calcext:value-type="float">
            <text:p>3298.54</text:p>
          </table:table-cell>
          <table:table-cell table:number-columns-repeated="2"/>
          <table:table-cell table:style-name="ce34" table:number-columns-repeated="4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3">
          <table:table-cell table:style-name="Default"/>
          <table:table-cell/>
          <table:table-cell table:style-name="ce31"/>
          <table:table-cell table:style-name="ce37"/>
          <table:table-cell table:style-name="ce31"/>
          <table:table-cell table:style-name="Default"/>
          <table:table-cell table:number-columns-repeated="7"/>
        </table:table-row>
      </table:table>
      <table:table table:name="ST+ final" table:style-name="ta1">
        <table:table-column table:style-name="co12" table:default-cell-style-name="ce36"/>
        <table:table-column table:style-name="co2" table:number-columns-repeated="5" table:default-cell-style-name="ce42"/>
        <table:table-row table:style-name="ro2">
          <table:table-cell office:value-type="string" calcext:value-type="string">
            <text:p>metodo</text:p>
          </table:table-cell>
          <table:table-cell table:style-name="ce36" office:value-type="string" calcext:value-type="string">
            <text:p>CAS</text:p>
          </table:table-cell>
          <table:table-cell table:style-name="ce36" office:value-type="string" calcext:value-type="string">
            <text:p>NCI1</text:p>
          </table:table-cell>
          <table:table-cell table:style-name="ce36" office:value-type="string" calcext:value-type="string">
            <text:p>AIDS</text:p>
          </table:table-cell>
          <table:table-cell table:style-name="ce36" office:value-type="string" calcext:value-type="string">
            <text:p>CPDB</text:p>
          </table:table-cell>
          <table:table-cell table:style-name="ce36" office:value-type="string" calcext:value-type="string">
            <text:p>GDD</text:p>
          </table:table-cell>
        </table:table-row>
        <table:table-row table:style-name="ro2">
          <table:table-cell office:value-type="string" calcext:value-type="string">
            <text:p>ODD_ST+, TCK_ST+ con MKL*</text:p>
          </table:table-cell>
          <table:table-cell table:style-name="ce33" table:number-columns-repeated="2"/>
          <table:table-cell table:style-name="ce35" table:number-columns-repeated="2"/>
          <table:table-cell table:style-name="ce33"/>
        </table:table-row>
        <table:table-row table:style-name="ro2">
          <table:table-cell table:style-name="ce52" office:value-type="string" calcext:value-type="string">
            <text:p>ODD_ST+ con MKL*</text:p>
          </table:table-cell>
          <table:table-cell table:style-name="ce33" table:number-columns-repeated="5"/>
        </table:table-row>
        <table:table-row table:style-name="ro2">
          <table:table-cell office:value-type="string" calcext:value-type="string">
            <text:p>TCK_ST+ con MKL*</text:p>
          </table:table-cell>
          <table:table-cell table:style-name="ce33" table:number-columns-repeated="2"/>
          <table:table-cell table:style-name="ce33" office:value-type="float" office:value="13321.54" calcext:value-type="float">
            <text:p>13321.54</text:p>
          </table:table-cell>
          <table:table-cell table:style-name="ce33" office:value-type="float" office:value="1855.3" calcext:value-type="float">
            <text:p>1855.3</text:p>
          </table:table-cell>
          <table:table-cell table:style-name="ce33" office:value-type="float" office:value="5789.59" calcext:value-type="float">
            <text:p>5789.59</text:p>
          </table:table-cell>
        </table:table-row>
        <table:table-row table:style-name="ro2">
          <table:table-cell office:value-type="string" calcext:value-type="string">
            <text:p>ODDS_ST+, TCK_ST+ con MK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DD_ST+ con MK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K_ST+ con MKL</text:p>
          </table:table-cell>
          <table:table-cell table:number-columns-repeated="2"/>
          <table:table-cell office:value-type="float" office:value="14955.76" calcext:value-type="float">
            <text:p>14955.76</text:p>
          </table:table-cell>
          <table:table-cell table:style-name="ce51" office:value-type="float" office:value="2469.68" calcext:value-type="float">
            <text:p>2469.68</text:p>
          </table:table-cell>
          <table:table-cell office:value-type="float" office:value="6041.7" calcext:value-type="float">
            <text:p>6041.7</text:p>
          </table:table-cell>
        </table:table-row>
        <table:table-row table:style-name="ro2">
          <table:table-cell office:value-type="string" calcext:value-type="string">
            <text:p>TCK_ST+ (+ODD_ST+) con SV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K_ST+ con SVM</text:p>
          </table:table-cell>
          <table:table-cell office:value-type="float" office:value="226882.42" calcext:value-type="float">
            <text:p>226882.42</text:p>
          </table:table-cell>
          <table:table-cell table:style-name="ce51"/>
          <table:table-cell office:value-type="float" office:value="21109.49" calcext:value-type="float">
            <text:p>21109.49</text:p>
          </table:table-cell>
          <table:table-cell office:value-type="float" office:value="5477.92" calcext:value-type="float">
            <text:p>5477.92</text:p>
          </table:table-cell>
          <table:table-cell table:style-name="ce51" office:value-type="float" office:value="3503.45" calcext:value-type="float">
            <text:p>3503.45</text:p>
          </table:table-cell>
        </table:table-row>
        <table:table-row table:style-name="ro1">
          <table:table-cell table:style-name="Default" table:number-columns-repeated="6"/>
        </table:table-row>
        <table:table-row table:style-name="ro3">
          <table:table-cell table:style-name="ce31"/>
          <table:table-cell table:style-name="Default"/>
          <table:table-cell table:style-name="ce31"/>
          <table:table-cell table:style-name="ce37"/>
          <table:table-cell table:style-name="ce31"/>
          <table:table-cell table:style-name="Default"/>
        </table:table-row>
      </table:table>
      <table:table table:name="WL final" table:style-name="ta1">
        <table:table-column table:style-name="co11" table:default-cell-style-name="ce13"/>
        <table:table-column table:style-name="co2" table:number-columns-repeated="5" table:default-cell-style-name="ce19"/>
        <table:table-row table:style-name="ro2">
          <table:table-cell office:value-type="string" calcext:value-type="string">
            <text:p>metodo</text:p>
          </table:table-cell>
          <table:table-cell table:style-name="ce13" office:value-type="string" calcext:value-type="string">
            <text:p>CAS</text:p>
          </table:table-cell>
          <table:table-cell table:style-name="ce13" office:value-type="string" calcext:value-type="string">
            <text:p>NCI1</text:p>
          </table:table-cell>
          <table:table-cell table:style-name="ce13" office:value-type="string" calcext:value-type="string">
            <text:p>AIDS</text:p>
          </table:table-cell>
          <table:table-cell table:style-name="ce13" office:value-type="string" calcext:value-type="string">
            <text:p>CPDB</text:p>
          </table:table-cell>
          <table:table-cell table:style-name="ce13" office:value-type="string" calcext:value-type="string">
            <text:p>GDD</text:p>
          </table:table-cell>
        </table:table-row>
        <table:table-row table:style-name="ro2">
          <table:table-cell office:value-type="string" calcext:value-type="string">
            <text:p>ODD_ST, TCK_ST con MKL*</text:p>
          </table:table-cell>
          <table:table-cell table:style-name="ce10" table:number-columns-repeated="2"/>
          <table:table-cell table:style-name="ce12" table:number-columns-repeated="2"/>
          <table:table-cell table:style-name="ce10"/>
        </table:table-row>
        <table:table-row table:style-name="ro2">
          <table:table-cell table:style-name="ce29" office:value-type="string" calcext:value-type="string">
            <text:p>ODD_ST con MKL*</text:p>
          </table:table-cell>
          <table:table-cell table:style-name="ce10" table:number-columns-repeated="5"/>
        </table:table-row>
        <table:table-row table:style-name="ro2">
          <table:table-cell office:value-type="string" calcext:value-type="string">
            <text:p>TCK_ST con MKL*</text:p>
          </table:table-cell>
          <table:table-cell table:style-name="ce10" table:number-columns-repeated="5"/>
        </table:table-row>
        <table:table-row table:style-name="ro2">
          <table:table-cell office:value-type="string" calcext:value-type="string">
            <text:p>ODDS_ST, TCK_ST con MK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DD_ST con MK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K_ST con MKL</text:p>
          </table:table-cell>
          <table:table-cell table:number-columns-repeated="3"/>
          <table:table-cell table:style-name="ce28"/>
          <table:table-cell/>
        </table:table-row>
        <table:table-row table:style-name="ro2">
          <table:table-cell office:value-type="string" calcext:value-type="string">
            <text:p>TCK_ST (+ODD_ST) con SV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K_ST con SVM</text:p>
          </table:table-cell>
          <table:table-cell/>
          <table:table-cell table:style-name="ce28"/>
          <table:table-cell table:number-columns-repeated="2"/>
          <table:table-cell table:style-name="ce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 style:data-style-name="N2" text:time-value="17:41:41.574558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9:32:13.221946930</meta:creation-date>
    <meta:generator>LibreOffice/5.0.5.2$Linux_X86_64 LibreOffice_project/00m0$Build-2</meta:generator>
    <dc:date>2016-03-24T17:42:37.718737823</dc:date>
    <meta:editing-duration>P3DT8H14M48S</meta:editing-duration>
    <meta:editing-cycles>60</meta:editing-cycles>
    <meta:document-statistic meta:table-count="7" meta:cell-count="3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22cm" svg:y="0.316cm" chart:style-name="ch2">
          <text:p>Nested 10-fold cross validation execution times</text:p>
        </chart:title>
        <chart:subtitle svg:x="6.012cm" svg:y="1.301cm" chart:style-name="ch3">
          <text:p>across 3 of 5 datasets</text:p>
        </chart:subtitle>
        <chart:legend chart:legend-position="end" svg:x="12.195cm" svg:y="3.703cm" style:legend-expansion="high" chart:style-name="ch4"/>
        <chart:plot-area chart:style-name="ch5" table:cell-range-address="'ST final'.H2:'ST final'.M5" chart:data-source-has-labels="both" svg:x="1.331cm" svg:y="2.19cm" svg:width="10.544cm" svg:height="5.649cm">
          <chartooo:coordinate-region svg:x="2.693cm" svg:y="2.389cm" svg:width="8.267cm" svg:height="4.803cm"/>
          <chart:axis chart:dimension="x" chart:name="primary-x" chart:style-name="ch6" chartooo:axis-type="auto">
            <chartooo:date-scale/>
            <chart:title svg:x="4.561cm" svg:y="8.019cm" chart:style-name="ch7">
              <text:p>number of records (dataset)</text:p>
            </chart:title>
            <chart:categories table:cell-range-address="'ST final'.I2:'ST final'.M2"/>
          </chart:axis>
          <chart:axis chart:dimension="y" chart:name="primary-y" chart:style-name="ch6">
            <chart:title svg:x="0.451cm" svg:y="6.196cm" chart:style-name="ch8">
              <text:p>time in seconds</text:p>
            </chart:title>
            <chart:grid chart:style-name="ch9" chart:class="major"/>
          </chart:axis>
          <chart:series chart:style-name="ch10" chart:values-cell-range-address="'ST final'.I3:'ST final'.M3" chart:label-cell-address="'ST final'.H3:'ST final'.H3" chart:class="chart:line">
            <chart:data-point chart:repeated="5"/>
          </chart:series>
          <chart:series chart:style-name="ch11" chart:values-cell-range-address="'ST final'.I4:'ST final'.M4" chart:label-cell-address="'ST final'.H4:'ST final'.H4" chart:class="chart:line">
            <chart:data-point chart:repeated="5"/>
          </chart:series>
          <chart:series chart:style-name="ch12" chart:values-cell-range-address="'ST final'.I5:'ST final'.M5" chart:label-cell-address="'ST final'.H5:'ST final'.H5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03 (AIDS)</text:p>
                <draw:g>
                  <svg:desc>'ST final'.I2:'ST final'.M2</svg:desc>
                </draw:g>
              </table:table-cell>
              <table:table-cell office:value-type="string">
                <text:p>4337 (CAS)</text:p>
              </table:table-cell>
              <table:table-cell office:value-type="string">
                <text:p>684 (CPDB)</text:p>
              </table:table-cell>
              <table:table-cell office:value-type="string">
                <text:p>1178 (GDD)</text:p>
              </table:table-cell>
              <table:table-cell office:value-type="string">
                <text:p>4110 (NCI1)</text:p>
              </table:table-cell>
            </table:table-row>
          </table:table-header-rows>
          <table:table-rows>
            <table:table-row>
              <table:table-cell office:value-type="string">
                <text:p>MKL (TCK_ST)*</text:p>
                <draw:g>
                  <svg:desc>'ST final'.H3:'ST final'.H3</svg:desc>
                </draw:g>
              </table:table-cell>
              <table:table-cell office:value-type="float" office:value="13273.57">
                <text:p>13273.57</text:p>
                <draw:g>
                  <svg:desc>'ST final'.I3:'ST final'.M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768.88">
                <text:p>1768.88</text:p>
              </table:table-cell>
              <table:table-cell office:value-type="float" office:value="5219">
                <text:p>5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KL (TCK_ST)</text:p>
                <draw:g>
                  <svg:desc>'ST final'.H4:'ST final'.H4</svg:desc>
                </draw:g>
              </table:table-cell>
              <table:table-cell office:value-type="float" office:value="15231.23">
                <text:p>15231.23</text:p>
                <draw:g>
                  <svg:desc>'ST final'.I4:'ST final'.M4</svg:desc>
                </draw:g>
              </table:table-cell>
              <table:table-cell office:value-type="float" office:value="299647.71">
                <text:p>299647.71</text:p>
              </table:table-cell>
              <table:table-cell office:value-type="float" office:value="2103.2">
                <text:p>2103.2</text:p>
              </table:table-cell>
              <table:table-cell office:value-type="float" office:value="5906.0099">
                <text:p>5906.0099</text:p>
              </table:table-cell>
              <table:table-cell office:value-type="float" office:value="251884.87">
                <text:p>251884.87</text:p>
              </table:table-cell>
            </table:table-row>
            <table:table-row>
              <table:table-cell office:value-type="string">
                <text:p>SVM (TCK_ST)</text:p>
                <draw:g>
                  <svg:desc>'ST final'.H5:'ST final'.H5</svg:desc>
                </draw:g>
              </table:table-cell>
              <table:table-cell office:value-type="float" office:value="29855.75">
                <text:p>29855.75</text:p>
                <draw:g>
                  <svg:desc>'ST final'.I5:'ST final'.M5</svg:desc>
                </draw:g>
              </table:table-cell>
              <table:table-cell office:value-type="float" office:value="288089.45999">
                <text:p>288089.45999</text:p>
              </table:table-cell>
              <table:table-cell office:value-type="float" office:value="7814.8899">
                <text:p>7814.8899</text:p>
              </table:table-cell>
              <table:table-cell office:value-type="float" office:value="3298.54">
                <text:p>3298.54</text:p>
              </table:table-cell>
              <table:table-cell office:value-type="float" office:value="264164.4699">
                <text:p>264164.46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